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background-color="#6600ff" fo:padding="0.097cm" fo:border="0.05pt solid #000000">
        <style:background-image/>
      </style:table-cell-properties>
    </style:style>
    <style:style style:name="Таблиця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 style:family="table">
      <style:table-properties style:width="17cm" table:align="margins"/>
    </style:style>
    <style:style style:name="Таблиця1.A" style:family="table-column">
      <style:table-column-properties style:column-width="17cm" style:rel-column-width="65535*"/>
    </style:style>
    <style:style style:name="Таблиця1.A1" style:family="table-cell">
      <style:table-cell-properties fo:background-color="#6600ff" fo:padding="0.097cm" fo:border="0.05pt solid #000000">
        <style:background-image/>
      </style:table-cell-properties>
    </style:style>
    <style:style style:name="Таблиця1.A2"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byssinica SIL" officeooo:rsid="0005fd83" officeooo:paragraph-rsid="0005fd83"/>
    </style:style>
    <style:style style:name="P2" style:family="paragraph" style:parent-style-name="Standard">
      <style:text-properties style:font-name="Abyssinica SIL" officeooo:rsid="0005fd83" officeooo:paragraph-rsid="000a60c4"/>
    </style:style>
    <style:style style:name="P3" style:family="paragraph" style:parent-style-name="Standard">
      <style:paragraph-properties fo:text-align="center" style:justify-single-word="false"/>
      <style:text-properties style:font-name="Abyssinica SIL" fo:font-weight="bold" officeooo:rsid="0006a9f5" officeooo:paragraph-rsid="000a60c4" style:font-weight-asian="bold" style:font-weight-complex="bold"/>
    </style:style>
    <style:style style:name="P4" style:family="paragraph" style:parent-style-name="Standard">
      <style:paragraph-properties fo:text-align="center" style:justify-single-word="false"/>
      <style:text-properties style:font-name="Abyssinica SIL" fo:font-weight="bold" officeooo:rsid="0005fd83" officeooo:paragraph-rsid="000a60c4" style:font-weight-asian="bold" style:font-weight-complex="bold"/>
    </style:style>
    <style:style style:name="P5" style:family="paragraph" style:parent-style-name="Standard">
      <style:paragraph-properties fo:text-align="center" style:justify-single-word="false"/>
      <style:text-properties style:font-name="Abyssinica SIL" fo:font-size="14pt" fo:font-weight="bold" officeooo:rsid="0005fd83" officeooo:paragraph-rsid="0006a9f5" style:font-size-asian="14pt" style:font-weight-asian="bold" style:font-size-complex="14pt" style:font-weight-complex="bold"/>
    </style:style>
    <style:style style:name="P6" style:family="paragraph" style:parent-style-name="Table_20_Contents">
      <style:text-properties style:font-name="Abyssinica SIL" officeooo:rsid="0006a9f5" officeooo:paragraph-rsid="0006a9f5"/>
    </style:style>
    <style:style style:name="P7" style:family="paragraph" style:parent-style-name="Standard">
      <style:text-properties style:font-name="Abyssinica SIL" fo:font-weight="normal" officeooo:rsid="0005fd83" officeooo:paragraph-rsid="0056d934" style:font-weight-asian="normal" style:font-weight-complex="normal"/>
    </style:style>
    <style:style style:name="P8" style:family="paragraph" style:parent-style-name="Standard">
      <style:text-properties style:font-name="Abyssinica SIL" fo:font-weight="normal" officeooo:rsid="0055e511" officeooo:paragraph-rsid="0055e511" style:font-weight-asian="normal" style:font-weight-complex="normal"/>
    </style:style>
    <style:style style:name="P9" style:family="paragraph" style:parent-style-name="Standard">
      <style:text-properties style:font-name="Abyssinica SIL" fo:font-weight="normal" officeooo:rsid="0055e511" officeooo:paragraph-rsid="0056fabb" style:font-weight-asian="normal" style:font-weight-complex="normal"/>
    </style:style>
    <style:style style:name="P10" style:family="paragraph" style:parent-style-name="Standard">
      <style:paragraph-properties fo:text-align="start" style:justify-single-word="false"/>
      <style:text-properties style:font-name="Abyssinica SIL" fo:font-weight="normal" officeooo:rsid="005864ac" officeooo:paragraph-rsid="005864ac" style:font-weight-asian="normal" style:font-weight-complex="normal"/>
    </style:style>
    <style:style style:name="P11" style:family="paragraph" style:parent-style-name="Standard">
      <style:text-properties style:font-name="Abyssinica SIL" officeooo:rsid="0056d934" officeooo:paragraph-rsid="0056d934"/>
    </style:style>
    <style:style style:name="P12" style:family="paragraph" style:parent-style-name="Table_20_Contents">
      <style:paragraph-properties fo:text-align="center" style:justify-single-word="false"/>
      <style:text-properties style:font-name="Abyssinica SIL" fo:font-weight="bold" officeooo:rsid="0056fabb" officeooo:paragraph-rsid="0056fabb" style:font-weight-asian="bold" style:font-weight-complex="bold"/>
    </style:style>
    <style:style style:name="P13" style:family="paragraph" style:parent-style-name="Table_20_Contents">
      <style:text-properties style:font-name="Abyssinica SIL" officeooo:rsid="0056fabb" officeooo:paragraph-rsid="0056fabb"/>
    </style:style>
    <style:style style:name="T1" style:family="text">
      <style:text-properties officeooo:rsid="000a60c4"/>
    </style:style>
    <style:style style:name="T2" style:family="text">
      <style:text-properties officeooo:rsid="000fa5aa"/>
    </style:style>
    <style:style style:name="T3" style:family="text">
      <style:text-properties fo:font-weight="bold" style:font-weight-asian="bold" style:font-weight-complex="bold"/>
    </style:style>
    <style:style style:name="T4" style:family="text">
      <style:text-properties officeooo:rsid="00113575"/>
    </style:style>
    <style:style style:name="T5" style:family="text">
      <style:text-properties officeooo:rsid="0017ef67"/>
    </style:style>
    <style:style style:name="T6" style:family="text">
      <style:text-properties officeooo:rsid="0005fd83"/>
    </style:style>
    <style:style style:name="T7" style:family="text">
      <style:text-properties officeooo:rsid="0053fa1b"/>
    </style:style>
    <style:style style:name="T8" style:family="text">
      <style:text-properties officeooo:rsid="00566c61"/>
    </style:style>
    <style:style style:name="T9" style:family="text">
      <style:text-properties officeooo:rsid="0056fa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Урок 2</text:span>: <text:span text:style-name="T7">Редактор Світу</text:span></text:p>
      <text:p text:style-name="P2"/>
      <table:table table:name="Таблиця2" table:style-name="Таблиця2">
        <table:table-column table:style-name="Таблиця2.A"/>
        <table:table-row>
          <table:table-cell table:style-name="Таблиця2.A1" office:value-type="string">
            <text:p text:style-name="P3">Зміст</text:p>
          </table:table-cell>
        </table:table-row>
        <table:table-row>
          <table:table-cell table:style-name="Таблиця2.A2" office:value-type="string">
            <text:p text:style-name="P8"><text:span text:style-name="T6">Вступ</text:span></text:p>
            <text:p text:style-name="P8">1 Відкриття World Editor (Редактор Світу)</text:p>
            <text:p text:style-name="P8">2 <text:span text:style-name="T8">Навігація по</text:span> World Editor <text:span text:style-name="T8">за допомогою налаштувань камери</text:span></text:p>
            <text:p text:style-name="P8">3 <text:span text:style-name="T8">Відкриття</text:span> Object Editor <text:span text:style-name="T8">для роботи з об’єктами у сцені</text:span></text:p>
            <text:p text:style-name="P8">4 <text:span text:style-name="T8">Перегляд існуючих об’єктів сцени в </text:span>Scene Tree <text:span text:style-name="T8">(Дерево Сцен)</text:span></text:p>
            <text:p text:style-name="P8">5 <text:span text:style-name="T8">Перегляд наявних об’єктів у вкладці</text:span> Library <text:span text:style-name="T8">(Бібліотека)</text:span></text:p>
            <text:p text:style-name="P9">6 Додава<text:span text:style-name="T9">ння об’єкта у сцену з </text:span>Library <text:span text:style-name="T8">(Бібліотека)</text:span></text:p>
            <text:p text:style-name="P9">7 <text:span text:style-name="T9">Переміщення об'єкта у сцені</text:span></text:p>
            <text:p text:style-name="P8">8 <text:span text:style-name="T9">Налаштування об’єкта у сцені</text:span></text:p>
            <text:p text:style-name="P8">9 <text:span text:style-name="T9">Видалення об’єкта зі сцени</text:span></text:p>
            <text:p text:style-name="P8">10 <text:span text:style-name="T9">Організація об’єктів у вкладці </text:span>Scene <text:span text:style-name="T9">(Сцена)</text:span></text:p>
            <text:p text:style-name="P7">Висновок</text:p>
          </table:table-cell>
        </table:table-row>
      </table:table>
      <text:p text:style-name="P2"/>
      <text:p text:style-name="P4">Вступ</text:p>
      <text:p text:style-name="P2"/>
      <text:p text:style-name="P11">The objective of this lesson is to familiarize you with the basics of building a level in the Torque 3D World Editor. Fundamentally, to build a level, you place, manipulate, and customize objects in a scene. For example, you could select a building from the asset library, place it in the scene, move it around until you like its position, and then customize its size or other properties. The World Editor makes it easy to do these things by using the Object Editor view, which allows you to add, modify, and delete objects in your scene. (There are many other editor views in the Torque 3D World Editor, such as the Terrain, River, and Road editor views, but those are covered in other tutorials. Links to those tutorials are included in the Conclusion section.)</text:p>
      <text:p text:style-name="P11"/>
      <text:p text:style-name="P11">This lesson uses the <text:span text:style-name="T3">FPS Tutorial</text:span> project that you created in Lesson 1. The template for the <text:span text:style-name="T3">FPS Tutorial</text:span> project comes with <text:a xlink:type="simple" xlink:href="http://www.garagegames.com/products/torque-3d">Torque 3D version 1.2</text:a>. No scripting or coding is required for basic and intermediate tasks that are related to placing objects in your scene. The World Editor allows you to make all the modifications in this lesson.</text:p>
      <text:p text:style-name="P1"/>
      <table:table table:name="Таблиця1" table:style-name="Таблиця1">
        <table:table-column table:style-name="Таблиця1.A"/>
        <table:table-row>
          <table:table-cell table:style-name="Таблиця1.A1" office:value-type="string">
            <text:p text:style-name="P12">Tutorial Extension</text:p>
          </table:table-cell>
        </table:table-row>
        <table:table-row>
          <table:table-cell table:style-name="Таблиця1.A2" office:value-type="string">
            <text:p text:style-name="P13">Adding on to the Experience</text:p>
            <text:p text:style-name="P13"/>
            <text:p text:style-name="P13">At any point during this tutorial you can step outside of bounds to experiment. Once you finish this lesson, you should have a solid understanding of character creation in Torque 3D. There are several resources at your disposal for customizing your game with different artwork or enhancements. While the assets provided with Chinatown are high quality, you are not locked into them. Depending on your preference of cost vs. time, add-on art packs are a great way to speed up your level creation and expand your creativity.</text:p>
          </table:table-cell>
        </table:table-row>
      </table:table>
      <text:p text:style-name="P10"><text:soft-page-break/>Ти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6:59:46.235093524</meta:creation-date>
    <dc:date>2014-07-06T21:25:59.487894876</dc:date>
    <meta:editing-duration>PT9H55M11S</meta:editing-duration>
    <meta:editing-cycles>78</meta:editing-cycles>
    <meta:generator>LibreOffice/4.2.4.2$Linux_X86_64 LibreOffice_project/420m0$Build-2</meta:generator>
    <meta:document-statistic meta:table-count="2" meta:image-count="0" meta:object-count="0" meta:page-count="2" meta:paragraph-count="21" meta:word-count="369" meta:character-count="2180" meta:non-whitespace-character-count="1829"/>
  </office:meta>
</office:document-meta>
</file>